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cm" svg:stroke-color="#3465a4" draw:marker-start-width="0.204cm" draw:marker-end-width="0.204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svg:stroke-width="0.152cm" svg:stroke-color="#c5000b" draw:marker-start-width="0.66cm" draw:marker-end-width="0.66cm" draw:fill="solid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5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6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7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7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8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9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9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9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9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9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9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2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2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2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2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2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2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2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2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2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2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2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2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2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2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2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2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2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2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1" draw:text-style-name="P8" draw:layer="layout" svg:width="3.262cm" svg:height="1.28cm" svg:x="33.5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3.5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42.8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449cm" svg:height="1.356cm" svg:x="42.886cm" svg:y="25.779cm">
          <draw:text-box>
            <text:p><text:span text:style-name="T7">min: </text:span><text:span text:style-name="T11">∞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6:11:56.072122158</dc:date>
    <dc:creator>elucterio </dc:creator>
    <meta:editing-duration>PT22H25M14S</meta:editing-duration>
    <meta:editing-cycles>107</meta:editing-cycles>
    <meta:generator>LibreOffice/4.2.8.2$Linux_X86_64 LibreOffice_project/420m0$Build-2</meta:generator>
    <meta:document-statistic meta:object-count="115"/>
  </office:meta>
</office:document-meta>
</file>